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70A81DFA372F7B45.jpg" manifest:media-type="image/jpeg"/>
  <manifest:file-entry manifest:full-path="Pictures/1000000000000320000003207D561403CE480723.jpg" manifest:media-type="image/jpeg"/>
  <manifest:file-entry manifest:full-path="Pictures/10000000000001C1000002EEE1B4C663D146ED87.jpg" manifest:media-type="image/jpeg"/>
  <manifest:file-entry manifest:full-path="Pictures/10000000000001F4000001F48521311737ED441A.jpg" manifest:media-type="image/jpeg"/>
  <manifest:file-entry manifest:full-path="Pictures/100000000000012C0000012C06BD657CF2A5EC8D.jpg" manifest:media-type="image/jpeg"/>
  <manifest:file-entry manifest:full-path="Pictures/100000000000012C0000019022BF699420CDF792.jpg" manifest:media-type="image/jpeg"/>
  <manifest:file-entry manifest:full-path="Pictures/10000000000001570000020050CEE0EDB25EAC1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3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67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2" draw:id="id2" draw:layer="layout" svg:width="3.815cm" svg:height="3.815cm" svg:x="19cm" svg:y="7.5cm">
          <draw:image xlink:href="Pictures/1000000000000320000003207D561403CE480723.jpg" xlink:type="simple" xlink:show="embed" xlink:actuate="onLoad" draw:mime-type="image/jpeg">
            <text:p/>
          </draw:image>
        </draw:frame>
        <draw:frame draw:style-name="gr1" draw:text-style-name="P1" xml:id="id4" draw:id="id4" draw:layer="layout" svg:width="3.599cm" svg:height="6.011cm" svg:x="2.5cm" svg:y="1.239cm">
          <draw:image xlink:href="Pictures/10000000000001C1000002EEE1B4C663D146ED87.jpg" xlink:type="simple" xlink:show="embed" xlink:actuate="onLoad" draw:mime-type="image/jpeg">
            <text:p/>
          </draw:image>
        </draw:frame>
        <draw:frame draw:style-name="gr1" draw:text-style-name="P1" xml:id="id3" draw:id="id3" draw:layer="layout" svg:width="5.284cm" svg:height="5.284cm" svg:x="1.5cm" svg:y="7.75cm">
          <draw:image xlink:href="Pictures/100000000000012C0000012C06BD657CF2A5EC8D.jpg" xlink:type="simple" xlink:show="embed" xlink:actuate="onLoad" draw:mime-type="image/jpeg">
            <text:p/>
          </draw:image>
        </draw:frame>
        <draw:frame draw:style-name="gr1" draw:text-style-name="P1" xml:id="id5" draw:id="id5" draw:layer="layout" svg:width="2.512cm" svg:height="3.75cm" svg:x="14.25cm" svg:y="1.5cm">
          <draw:image xlink:href="Pictures/10000000000001570000020050CEE0EDB25EAC14.jpg" xlink:type="simple" xlink:show="embed" xlink:actuate="onLoad" draw:mime-type="image/jpeg">
            <text:p/>
          </draw:image>
        </draw:frame>
        <draw:frame draw:style-name="gr1" draw:text-style-name="P1" xml:id="id1" draw:id="id1" draw:layer="layout" svg:width="4.796cm" svg:height="6.395cm" svg:x="8.75cm" svg:y="13.355cm">
          <draw:image xlink:href="Pictures/100000000000012C0000019022BF699420CDF792.jpg" xlink:type="simple" xlink:show="embed" xlink:actuate="onLoad" draw:mime-type="image/jpeg">
            <text:p/>
          </draw:image>
        </draw:frame>
        <draw:frame draw:style-name="gr1" draw:text-style-name="P1" xml:id="id7" draw:id="id7" draw:layer="layout" svg:width="5.217cm" svg:height="5.217cm" svg:x="22cm" svg:y="14.283cm">
          <draw:image xlink:href="Pictures/10000000000001F4000001F48521311737ED441A.jpg" xlink:type="simple" xlink:show="embed" xlink:actuate="onLoad" draw:mime-type="image/jpeg">
            <text:p/>
          </draw:image>
        </draw:frame>
        <draw:frame draw:style-name="gr1" draw:text-style-name="P1" xml:id="id6" draw:id="id6" draw:layer="layout" svg:width="3.5cm" svg:height="3.5cm" svg:x="25.202cm" svg:y="1cm">
          <draw:image xlink:href="Pictures/10000000000000E1000000E170A81DFA372F7B45.jpg" xlink:type="simple" xlink:show="embed" xlink:actuate="onLoad" draw:mime-type="image/jpeg">
            <text:p/>
          </draw:image>
        </draw:frame>
        <draw:connector draw:style-name="gr2" draw:text-style-name="P2" draw:layer="layout" draw:type="line" svg:x1="11.148cm" svg:y1="13.355cm" svg:x2="20.907cm" svg:y2="11.315cm" draw:start-shape="id1" draw:end-shape="id2" svg:d="M11148 13355l9759-2040" svg:viewBox="0 0 9760 2041">
          <text:p/>
        </draw:connector>
        <draw:connector draw:style-name="gr3" draw:text-style-name="P2" xml:id="id8" draw:id="id8" draw:layer="layout" draw:type="line" svg:x1="6.784cm" svg:y1="10.392cm" svg:x2="18.554cm" svg:y2="9.445cm" draw:start-shape="id3" draw:start-glue-point="1" svg:d="M6784 10392l11770-947" svg:viewBox="0 0 11771 948">
          <text:p/>
        </draw:connector>
        <draw:connector draw:style-name="gr4" draw:text-style-name="P2" draw:layer="layout" draw:type="line" svg:x1="4.299cm" svg:y1="7.25cm" svg:x2="20.907cm" svg:y2="7.5cm" draw:start-shape="id4" draw:end-shape="id2" svg:d="M4299 7250l16608 250" svg:viewBox="0 0 16609 251">
          <text:p/>
        </draw:connector>
        <draw:connector draw:style-name="gr5" draw:text-style-name="P2" draw:layer="layout" draw:type="line" svg:x1="15.506cm" svg:y1="5.25cm" svg:x2="20.907cm" svg:y2="7.5cm" draw:start-shape="id5" draw:end-shape="id2" svg:d="M15506 5250l5401 2250" svg:viewBox="0 0 5402 2251">
          <text:p/>
        </draw:connector>
        <draw:connector draw:style-name="gr6" draw:text-style-name="P2" draw:layer="layout" draw:type="line" svg:x1="25.202cm" svg:y1="2.75cm" svg:x2="16.762cm" svg:y2="3.375cm" draw:start-shape="id6" draw:end-shape="id5" svg:d="M25202 2750l-8440 625" svg:viewBox="0 0 8441 626">
          <text:p/>
        </draw:connector>
        <draw:connector draw:style-name="gr7" draw:text-style-name="P2" draw:layer="layout" draw:type="line" svg:x1="24.608cm" svg:y1="14.283cm" svg:x2="22.815cm" svg:y2="9.407cm" draw:start-shape="id7" draw:end-shape="id2" svg:d="M24608 14283l-1793-4876" svg:viewBox="0 0 1794 4877">
          <text:p/>
        </draw:connector>
        <draw:connector draw:style-name="gr8" draw:text-style-name="P2" draw:layer="layout" draw:type="line" svg:x1="18.554cm" svg:y1="9.445cm" svg:x2="19cm" svg:y2="9.407cm" draw:start-shape="id8" draw:start-glue-point="3" draw:end-shape="id2" draw:end-glue-point="3" svg:d="M18554 9445l446-38" svg:viewBox="0 0 447 39">
          <text:p/>
        </draw:connector>
        <draw:frame draw:style-name="gr9" draw:text-style-name="P3" draw:layer="layout" svg:width="5.5cm" svg:height="1cm" svg:x="8.75cm" svg:y="6.5cm">
          <draw:text-box>
            <text:p>Père de</text:p>
          </draw:text-box>
        </draw:frame>
        <draw:frame draw:style-name="gr10" draw:text-style-name="P3" draw:layer="layout" svg:width="6cm" svg:height="1.673cm" svg:x="12.75cm" svg:y="11.827cm">
          <draw:text-box>
            <text:p>Ex collaborateur et ennemi de</text:p>
          </draw:text-box>
        </draw:frame>
        <draw:frame draw:style-name="gr9" draw:text-style-name="P3" draw:layer="layout" svg:width="4cm" svg:height="1.673cm" svg:x="19cm" svg:y="2.75cm">
          <draw:text-box>
            <text:p>Travaille pour</text:p>
          </draw:text-box>
        </draw:frame>
        <draw:frame draw:style-name="gr11" draw:text-style-name="P3" draw:layer="layout" svg:width="3.75cm" svg:height="1.923cm" svg:x="16.5cm" svg:y="5.5cm">
          <draw:text-box>
            <text:p>Veut engager</text:p>
          </draw:text-box>
        </draw:frame>
        <draw:frame draw:style-name="gr12" draw:text-style-name="P3" draw:layer="layout" svg:width="3.75cm" svg:height="1.673cm" svg:x="23.75cm" svg:y="12cm">
          <draw:text-box>
            <text:p>Compagne de</text:p>
          </draw:text-box>
        </draw:frame>
        <draw:frame draw:style-name="gr13" draw:text-style-name="P3" draw:layer="layout" svg:width="5.5cm" svg:height="0.962cm" svg:x="8.5cm" svg:y="9.25cm">
          <draw:text-box>
            <text:p>Ami de</text:p>
          </draw:text-box>
        </draw:frame>
        <draw:frame draw:style-name="gr14" draw:text-style-name="P3" draw:layer="layout" svg:width="7cm" svg:height="2.5cm" svg:x="1.25cm" svg:y="17cm">
          <draw:text-box>
            <text:p>Obadiah Stane</text:p>
          </draw:text-box>
        </draw:frame>
        <draw:frame draw:style-name="gr15" draw:text-style-name="P3" draw:layer="layout" svg:width="4.75cm" svg:height="2cm" svg:x="17cm" svg:y="16.5cm">
          <draw:text-box>
            <text:p>Pepper potts</text:p>
          </draw:text-box>
        </draw:frame>
        <draw:frame draw:style-name="gr10" draw:text-style-name="P3" draw:layer="layout" svg:width="3.7cm" svg:height="1.673cm" svg:x="25cm" svg:y="4.5cm">
          <draw:text-box>
            <text:p>Phil Coulson</text:p>
          </draw:text-box>
        </draw:frame>
        <draw:frame draw:style-name="gr10" draw:text-style-name="P3" draw:layer="layout" svg:width="3.25cm" svg:height="1.25cm" svg:x="10.5cm" svg:y="1.25cm">
          <draw:text-box>
            <text:p>Nick Fury</text:p>
          </draw:text-box>
        </draw:frame>
        <draw:frame draw:style-name="gr16" draw:text-style-name="P3" draw:layer="layout" svg:width="6.25cm" svg:height="2.25cm" svg:x="6cm" svg:y="3cm">
          <draw:text-box>
            <text:p>Howard stark</text:p>
          </draw:text-box>
        </draw:frame>
        <draw:frame draw:style-name="gr9" draw:text-style-name="P3" draw:layer="layout" svg:width="4.75cm" svg:height="1cm" svg:x="2.25cm" svg:y="13.25cm">
          <draw:text-box>
            <text:p>James Rhode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6-24T23:40:01.518000000</dc:date>
    <meta:editing-duration>PT9M18S</meta:editing-duration>
    <meta:editing-cycles>1</meta:editing-cycles>
    <meta:document-statistic meta:object-count="26"/>
    <meta:generator>LibreOffice/7.1.1.2$Windows_X86_64 LibreOffice_project/fe0b08f4af1bacafe4c7ecc87ce55bb426164676</meta:generator>
  </office:meta>
</office:document-meta>
</file>